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8.88mm"/>
    </style:style>
    <style:style style:name="co3" style:family="table-column">
      <style:table-column-properties fo:break-before="auto" style:column-width="114.72mm"/>
    </style:style>
    <style:style style:name="co4" style:family="table-column">
      <style:table-column-properties fo:break-before="auto" style:column-width="70.89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15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1" table:number-columns-repeated="25" table:default-cell-style-name="ce2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 object output</text:p>
          </table:table-cell>
          <table:table-cell office:value-type="string" calcext:value-type="string">
            <text:p>R temp objects removed</text:p>
          </table:table-cell>
          <table:table-cell office:value-type="string" calcext:value-type="string">
            <text:p>Dependencies (specific)</text:p>
          </table:table-cell>
          <table:table-cell office:value-type="string" calcext:value-type="string">
            <text:p>Details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 sensitivity data</text:p>
          </table:table-cell>
          <table:table-cell office:value-type="string" calcext:value-type="string">
            <text:p>01_connect_to_ms_access_qry_data.R</text:p>
          </table:table-cell>
          <table:table-cell office:value-type="string" calcext:value-type="string">
            <text:p>Access: odbcDriverConnect; csv: read.csv</text:p>
          </table:table-cell>
          <table:table-cell/>
          <table:table-cell office:value-type="string" calcext:value-type="string">
            <text:p>qryEUNIS_ActPressSens</text:p>
          </table:table-cell>
          <table:table-cell/>
          <table:table-cell office:value-type="string" calcext:value-type="string">
            <text:p>User selected operation, db.path, drv.path, Access database or csv file</text:p>
          </table:table-cell>
          <table:table-cell office:value-type="string" calcext:value-type="string">
            <text:p>Tables are read from NE’s sensitivity assessment Access database, and a query generated within the script to select only valid sensitivity assessments from activitoes, pressures and senstivity assessmetns for the EUNIS codes from MARlin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tain a list of distinct EUNIS codes with their sensitivity assessments (ranked)</text:p>
          </table:table-cell>
          <table:table-cell office:value-type="string" calcext:value-type="string">
            <text:p>sensitivity_rank_tbl.R, unique_combs_sens_per_press_per_eunis_fn.R</text:p>
          </table:table-cell>
          <table:table-cell table:number-columns-repeated="2"/>
          <table:table-cell office:value-type="string" calcext:value-type="string">
            <text:p>eunis.lvl.assessed; act.press.list</text:p>
          </table:table-cell>
          <table:table-cell office:value-type="string" calcext:value-type="string">
            <text:p>,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GIS habitat map file</text:p>
          </table:table-cell>
          <table:table-cell office:value-type="string" calcext:value-type="string">
            <text:p>read_gis_hab_lr_fn.R</text:p>
          </table:table-cell>
          <table:table-cell table:number-columns-repeated="2"/>
          <table:table-cell office:value-type="string" calcext:value-type="string">
            <text:p>hab_map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n geodata file; done from attribute table – optional stored table</text:p>
          </table:table-cell>
          <table:table-cell office:value-type="string" calcext:value-type="string">
            <text:p>load_gis_attributes_fn.R; clean_gis_attrib_habtype_fn.R</text:p>
          </table:table-cell>
          <table:table-cell table:number-columns-repeated="2"/>
          <table:table-cell office:value-type="string" calcext:value-type="string">
            <text:p>hab.types</text:p>
          </table:table-cell>
          <table:table-cell office:value-type="string" calcext:value-type="string">
            <text:p>gis.attr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ign EUNIS levels based on number of characters in EUNISCode</text:p>
          </table:table-cell>
          <table:table-cell office:value-type="string" calcext:value-type="string">
            <text:p>eunis_code_per_level_fn.R</text:p>
          </table:table-cell>
          <table:table-cell/>
          <table:table-cell office:value-type="string" calcext:value-type="string">
            <text:p>eunis.lvl.assessed</text:p>
          </table:table-cell>
          <table:table-cell office:value-type="string" calcext:value-type="string">
            <text:p>EunisAssessed</text:p>
          </table:table-cell>
          <table:table-cell office:value-type="string" calcext:value-type="string">
            <text:p>ind.eunis.lvl.tmp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ch biotopes from assessed to mapped for each sub-biogeoregion per EUNIS level</text:p>
          </table:table-cell>
          <table:table-cell office:value-type="string" calcext:value-type="string">
            <text:p>match_eunis_to_biotope_fn.R</text:p>
          </table:table-cell>
          <table:table-cell office:value-type="string" calcext:value-type="string">
            <text:p>matching function run inside a FOR loop (where each dataframe from a list of dfs per assessed eunis levels is matched against mapped eunis code ids per subbiogeoregion)</text:p>
          </table:table-cell>
          <table:table-cell office:value-type="string" calcext:value-type="string">
            <text:p>hab.types</text:p>
          </table:table-cell>
          <table:table-cell office:value-type="string" calcext:value-type="string">
            <text:p>stored as csv files, for inspection (in temporary folder)</text:p>
          </table:table-cell>
          <table:table-cell office:value-type="string" calcext:value-type="string">
            <text:p>eunis.lvl.less.2,eunis.lvl.more.2, distinct.mapped.habt.types, bgr.dfs.lst, level.result.tbl,x.dfs.lst</text:p>
          </table:table-cell>
          <table:table-cell/>
          <table:table-cell office:value-type="string" calcext:value-type="string">
            <text:p>bgr.dfs.lst is a list of 13 dataframes showing the hab.1(eunis code), sbgr, and the EUNIS level of hab.1 <text:s/>- based on GIS attribute data from hab.types; x.dfs.lst is a lst of 3 dataframes, one for each EUNIS level (4,5,6) based on EUNISAssessed (sensitivity assessment data from database ; In the for loop it processes one EUNIS level at a time to allow the ability to amalgamate and replace results based on a preferred level if a single mapped EUNIs code has multiple assessed eunis habitat types.</text:p>
          </table:table-cell>
          <table:table-cell table:number-columns-repeated="2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Populate the sbgr biotope codes and replacing NA values with eunis codes in a sequential order, starting at eunis level 6, then 5 then 4, leaving the rest as NA. this is becuase the sensitivity assessments typically only include eunis levels 6,5,4 only.</text:p>
          </table:table-cell>
          <table:table-cell office:value-type="string" calcext:value-type="string">
            <text:p>read_temporary_sbgr_results_fn.R; sqntl_eunis_lvl_code_replacement_fn.R</text:p>
          </table:table-cell>
          <table:table-cell office:value-type="string" calcext:value-type="string">
            <text:p>reads csv files back in, and concatenate and deletes the temporary directory results files and stores it results.files in R. Then results.files is passed to sqntl_eunis_lvl_code_replacement_fn.R where it processed separately for each combination of sub-biogeregion <text:s/>and assessed level. (Some ineffeciency here which could be addressed).</text:p>
          </table:table-cell>
          <table:table-cell/>
          <table:table-cell office:value-type="string" calcext:value-type="string">
            <text:p>results.files; sbgr.matched.btpt.w.rpl</text:p>
          </table:table-cell>
          <table:table-cell table:number-columns-repeated="2"/>
          <table:table-cell office:value-type="string" calcext:value-type="string">
            <text:p>results.files as an R object is a list of 13 data frames (according to sbgr) which contains a cross tabulation of <text:s/>mapped and database sensitivities per EUNIS code, for EUNIS level 4,5,6 per sbgr.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ads and runs script to join pressures to sbgr generated above</text:p>
          </table:table-cell>
          <table:table-cell table:number-columns-repeated="3"/>
          <table:table-cell office:value-type="string" calcext:value-type="string">
            <text:p>act.press.list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re and keep only maximum values for each biotope-pressure-activity-sub-biogeographic region combination.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ociate maximum sensitivity with GIS polygon Ids (and the habitat type assessed and the confidence of the assessments)</text:p>
          </table:table-cell>
          <table:table-cell table:number-columns-repeated="3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Save single GIS file as final output</text:p>
          </table:table-cell>
          <table:table-cell table:style-name="Default"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6:00:41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04:14.004000000</meta:creation-date>
    <dc:date>2019-05-02T16:01:20.094000000</dc:date>
    <meta:editing-duration>PT2H2M59S</meta:editing-duration>
    <meta:editing-cycles>18</meta:editing-cycles>
    <meta:generator>LibreOffice/6.1.0.3$Windows_X86_64 LibreOffice_project/efb621ed25068d70781dc026f7e9c5187a4decd1</meta:generator>
    <meta:document-statistic meta:table-count="1" meta:cell-count="59" meta:object-count="0"/>
  </office:meta>
</office:document-meta>
</file>